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Field.SortField( String field , SortComparatorSource comparator , boolean rever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rtField.SortField( String field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rtField.SortField( String field , boolean reve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rtField.SortField( String field , int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rtField.getReve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Field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Field.to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rtField.SortField( String field , int type , boolean rever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rtField.SortField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Field.SortField( String field , SortComparatorSource com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rtField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Field.SortField( String field , Locale locale , boolean reve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rtField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Field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